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6267" officeooo:paragraph-rsid="00066267"/>
    </style:style>
    <style:style style:name="P2" style:family="paragraph" style:parent-style-name="Standard">
      <style:text-properties officeooo:rsid="000753b0" officeooo:paragraph-rsid="000753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cidi usar el metodo nivel de árbol generales pero me di cuenta que me era difícil utilizarla fuera así que la inclui en la clase Estrategia</text:p>
      <text:p text:style-name="P1"/>
      <text:p text:style-name="P1"/>
      <text:p text:style-name="P1">Habia empezado a repensarlo pero como no se cuanto tiempo me tarde en realizar lo que me falta decidí reutilizar lo que ya tenia y se que funciona</text:p>
      <text:p text:style-name="P1"/>
      <text:p text:style-name="P1"/>
      <text:p text:style-name="P2">La agregue cantidad total de nodo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6T10:15:25.111000000</meta:creation-date>
    <meta:generator>LibreOffice/7.0.0.3$Windows_X86_64 LibreOffice_project/8061b3e9204bef6b321a21033174034a5e2ea88e</meta:generator>
    <dc:date>2020-12-06T18:27:08.028000000</dc:date>
    <meta:editing-duration>PT35M29S</meta:editing-duration>
    <meta:editing-cycles>3</meta:editing-cycles>
    <meta:document-statistic meta:table-count="0" meta:image-count="0" meta:object-count="0" meta:page-count="1" meta:paragraph-count="3" meta:word-count="60" meta:character-count="321" meta:non-whitespace-character-count="264"/>
  </office:meta>
</office:document-meta>
</file>